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429c" officeooo:paragraph-rsid="0010429c"/>
    </style:style>
    <style:style style:name="P2" style:family="paragraph" style:parent-style-name="Standard">
      <style:text-properties officeooo:rsid="0010739d" officeooo:paragraph-rsid="0010739d"/>
    </style:style>
    <style:style style:name="P3" style:family="paragraph" style:parent-style-name="Standard" style:list-style-name="L1">
      <style:text-properties officeooo:rsid="0010739d" officeooo:paragraph-rsid="0010739d"/>
    </style:style>
    <style:style style:name="P4" style:family="paragraph" style:parent-style-name="Standard" style:list-style-name="L1">
      <style:text-properties officeooo:paragraph-rsid="0010739d"/>
    </style:style>
    <style:style style:name="P5" style:family="paragraph" style:parent-style-name="Standard" style:list-style-name="L1">
      <style:text-properties officeooo:rsid="00122470" officeooo:paragraph-rsid="00122470"/>
    </style:style>
    <style:style style:name="T1" style:family="text">
      <style:text-properties officeooo:rsid="0010739d"/>
    </style:style>
    <style:style style:name="T2" style:family="text">
      <style:text-properties officeooo:rsid="001091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1.5 Notes</text:p>
      <text:p text:style-name="P1">Hermit Crab Pizza</text:p>
      <text:p text:style-name="P1"/>
      <text:p text:style-name="P1">Level Description</text:p>
      <text:p text:style-name="P1"><text:tab/>This level is based on catching crabs while they are not hiding in their shells. There will be shells that are stationary, other shells that contain crabs, and some crabs just walking around. It’s a simple level and with the regularity of crabs popping up in unexpected places it should be amusing and fun. </text:p>
      <text:p text:style-name="P1"><text:tab/><text:span text:style-name="T2">I color coded the Shells to make it easier to see them in the level overviews but in the actual game they should all be the same colors so people can’t tell just by looking at them.</text:span></text:p>
      <text:p text:style-name="P1"/>
      <text:p text:style-name="P2">Assets</text:p>
      <text:p text:style-name="P2"/>
      <text:list xml:id="list4180022017" text:style-name="L1">
        <text:list-item>
          <text:p text:style-name="P3">Shell</text:p>
          <text:list>
            <text:list-item>
              <text:p text:style-name="P3">a game object that is solid and immovable</text:p>
            </text:list-item>
            <text:list-item>
              <text:p text:style-name="P3">Needs to be the same shell that is on the back of the hermit crabs.</text:p>
            </text:list-item>
          </text:list>
        </text:list-item>
        <text:list-item>
          <text:p text:style-name="P4"><text:span text:style-name="T1">Hermit Crab (walking)</text:span></text:p>
          <text:list>
            <text:list-item>
              <text:p text:style-name="P3">Simply a slow moving sprite of a hermit crab with a shell on his back that moves in a random pattern</text:p>
            </text:list-item>
            <text:list-item>
              <text:p text:style-name="P3">should be collectible from any direction</text:p>
            </text:list-item>
          </text:list>
        </text:list-item>
        <text:list-item>
          <text:p text:style-name="P3">Hiding Hermit Crab</text:p>
          <text:list>
            <text:list-item>
              <text:p text:style-name="P3">This crab should start out hidden </text:p>
            </text:list-item>
            <text:list-item>
              <text:p text:style-name="P5">A visual cue showing that it’s about to come out (!)</text:p>
            </text:list-item>
            <text:list-item>
              <text:p text:style-name="P3">shell is solid while hidden</text:p>
            </text:list-item>
            <text:list-item>
              <text:p text:style-name="P3">Cannot be collected while hidden</text:p>
            </text:list-item>
            <text:list-item>
              <text:p text:style-name="P3">Should be collectible from any direction when not hidden</text:p>
            </text:list-item>
            <text:list-item>
              <text:p text:style-name="P3">Has a radius around where it detects a player (preferably spherical). If the player enters the radius and then exits the crab will come out of hiding and move around for a bit and then return to hiding. </text:p>
            </text:list-item>
            <text:list-item>
              <text:p text:style-name="P3">Player has to enter and the leave the radius for the crab to begin moving, after that crab will repeat the cycle in intervals on its own.</text:p>
              <text:p text:style-name="P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7:55:05.698000000</meta:creation-date>
    <dc:date>2017-10-05T19:06:52.602000000</dc:date>
    <meta:editing-duration>PT1H11M46S</meta:editing-duration>
    <meta:editing-cycles>4</meta:editing-cycles>
    <meta:generator>LibreOffice/5.3.1.2$Windows_X86_64 LibreOffice_project/e80a0e0fd1875e1696614d24c32df0f95f03deb2</meta:generator>
    <meta:document-statistic meta:table-count="0" meta:image-count="0" meta:object-count="0" meta:page-count="1" meta:paragraph-count="21" meta:word-count="273" meta:character-count="1393" meta:non-whitespace-character-count="1150"/>
  </office:meta>
</office:document-meta>
</file>